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Arial" svg:font-family="Arial, 'Helvetica Neue', Helvetica, sans-serif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605cm" table:align="left" fo:background-color="transparent">
        <style:background-image/>
      </style:table-properties>
    </style:style>
    <style:style style:name="Table1.A" style:family="table-column">
      <style:table-column-properties style:column-width="2.385cm"/>
    </style:style>
    <style:style style:name="Table1.B" style:family="table-column">
      <style:table-column-properties style:column-width="10.22cm"/>
    </style:style>
    <style:style style:name="Table1.A1" style:family="table-cell">
      <style:table-cell-properties style:vertical-align="middle" fo:background-color="#eeeeee" fo:padding="0.212cm" fo:border="0.05pt solid #dddddd">
        <style:background-image/>
      </style:table-cell-properties>
    </style:style>
    <style:style style:name="Table1.A2" style:family="table-cell">
      <style:table-cell-properties style:vertical-align="middle" fo:padding="0.212cm" fo:border="0.05pt solid #dddddd"/>
    </style:style>
    <style:style style:name="Table1.B2" style:family="table-cell">
      <style:table-cell-properties style:vertical-align="middle" fo:padding="0.212cm" fo:border="0.05pt solid #dddddd"/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A4" style:family="table-cell">
      <style:table-cell-properties style:vertical-align="middle" fo:padding="0.212cm" fo:border="0.05pt solid #dddddd"/>
    </style:style>
    <style:style style:name="Table1.B4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A6" style:family="table-cell">
      <style:table-cell-properties style:vertical-align="middle" fo:padding="0.212cm" fo:border="0.05pt solid #dddddd"/>
    </style:style>
    <style:style style:name="Table1.B6" style:family="table-cell">
      <style:table-cell-properties style:vertical-align="middle" fo:padding="0.212cm" fo:border="0.05pt solid #dddddd"/>
    </style:style>
    <style:style style:name="Table1.A7" style:family="table-cell">
      <style:table-cell-properties style:vertical-align="middle" fo:padding="0.212cm" fo:border="0.05pt solid #dddddd"/>
    </style:style>
    <style:style style:name="Table1.B7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fo:break-before="page"/>
      <style:text-properties fo:font-variant="normal" fo:text-transform="none" fo:color="#121214" style:font-name="Verdana" fo:font-size="11.25pt" fo:letter-spacing="-0.026cm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94747" style:font-name="Akzidenz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494747" style:font-name="Akzidenz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7" style:family="paragraph" style:parent-style-name="Heading_20_3">
      <style:paragraph-properties fo:margin-left="0cm" fo:margin-right="0cm" fo:margin-top="0.635cm" fo:margin-bottom="0.635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13030" style:font-name="Akzidenz" fo:font-size="13.5pt" fo:letter-spacing="normal" fo:font-style="normal" fo:font-weight="bold"/>
    </style:style>
    <style:style style:name="P8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494747" style:font-name="Akzidenz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</style:style>
    <style:style style:name="P10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21214" style:font-name="Verdana" fo:font-size="11.25pt" fo:letter-spacing="-0.026cm" fo:font-style="normal" fo:font-weight="normal"/>
    </style:style>
    <style:style style:name="P11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13030" style:font-name="Akzidenz" fo:font-size="18pt" fo:letter-spacing="normal" fo:font-style="normal" fo:font-weight="normal"/>
    </style:style>
    <style:style style:name="P12" style:family="paragraph" style:parent-style-name="Table_20_Contents">
      <style:paragraph-properties fo:line-height="142%"/>
    </style:style>
    <style:style style:name="P13" style:family="paragraph" style:parent-style-name="Table_20_Heading">
      <style:paragraph-properties fo:line-height="142%" fo:text-align="center" style:justify-single-word="false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94747" style:font-name="Akzidenz" fo:font-size="12pt" fo:letter-spacing="normal" fo:font-style="normal" fo:font-weight="normal"/>
    </style:style>
    <style:style style:name="P17" style:family="paragraph" style:parent-style-name="Text_20_body" style:list-style-name="L1">
      <loext:graphic-properties draw:fill="bitmap" style:repeat="no-repeat" draw:fill-image-ref-point="left"/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0.5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494747" style:font-name="Akzidenz" fo:font-size="12pt" fo:letter-spacing="normal" fo:font-style="normal" fo:font-weight="normal"/>
    </style:style>
    <style:style style:name="P19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fo:color="#494747" style:font-name="Akzidenz" fo:font-size="12pt" fo:letter-spacing="normal" fo:font-style="normal" fo:font-weight="normal"/>
    </style:style>
    <style:style style:name="P20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fo:color="#494747" style:font-name="Akzidenz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fo:color="#006cbc" style:text-line-through-style="none" style:text-line-through-type="none" style:font-name="Akzidenz" fo:font-size="12pt" fo:letter-spacing="normal" fo:font-style="normal" style:text-underline-style="none" fo:font-weight="normal" style:text-blinking="false"/>
    </style:style>
    <style:style style:name="P22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P23" style:family="paragraph" style:parent-style-name="Text_20_body" style:list-style-name="L5">
      <style:paragraph-properties fo:margin-top="0cm" fo:margin-bottom="0.265cm" loext:contextual-spacing="false" fo:orphans="2" fo:widows="2"/>
    </style:style>
    <style:style style:name="P24" style:family="paragraph" style:parent-style-name="Text_20_body" style:list-style-name="L6">
      <style:paragraph-properties fo:margin-top="0cm" fo:margin-bottom="0.265cm" loext:contextual-spacing="false" fo:orphans="2" fo:widows="2"/>
    </style:style>
    <style:style style:name="P25" style:family="paragraph" style:parent-style-name="Text_20_body" style:list-style-name="L7">
      <style:paragraph-properties fo:margin-top="0cm" fo:margin-bottom="0.265cm" loext:contextual-spacing="false" fo:orphans="2" fo:widows="2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494747" style:font-name="Akzidenz" fo:font-size="12pt" fo:letter-spacing="normal" fo:font-style="normal" fo:font-weight="normal"/>
    </style:style>
    <style:style style:name="T3" style:family="text">
      <style:text-properties fo:font-variant="normal" fo:text-transform="none" fo:color="#006cbc" style:text-line-through-style="none" style:text-line-through-type="none" style:font-name="Akzidenz" fo:font-size="12pt" fo:letter-spacing="normal" fo:font-style="normal" style:text-underline-style="none" fo:font-weight="normal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is a cross-platform, document oriented database that provides, high performance, high availability, and easy scalability. MongoDB works on concept of collection and document.</text:p>
      <text:p text:style-name="P1"/>
      <text:p text:style-name="P1">MongoDB is a NoSQL database system which stores data in the form of BSON documents.</text:p>
      <text:p text:style-name="P15"/>
      <text:p text:style-name="P1">Collection is a group of MongoDB documents. It is the equivalent of an RDBMS table. </text:p>
      <text:p text:style-name="P1">Documents within a collection can have different fields.</text:p>
      <text:p text:style-name="P1"/>
      <text:h text:style-name="P10" text:outline-level="2">Document</text:h>
      <text:p text:style-name="P4">A record in MongoDB is a document, which is a data structure composed of field and value pairs. </text:p>
      <text:p text:style-name="P4">fields may include other documents, arrays, and arrays of documents.</text:p>
      <text:p text:style-name="P2">A document is a set of key-value pairs. Documents have dynamic schema. Dynamic schema means that documents in the same collection do not need to have the same set of fields or structure, and common field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DBMS</text:p>
          </table:table-cell>
          <table:table-cell table:style-name="Table1.A1" office:value-type="string">
            <text:p text:style-name="P13">MongoDB</text:p>
          </table:table-cell>
        </table:table-row>
        <table:table-row>
          <table:table-cell table:style-name="Table1.A2" office:value-type="string">
            <text:p text:style-name="P12">Database</text:p>
          </table:table-cell>
          <table:table-cell table:style-name="Table1.B2" office:value-type="string">
            <text:p text:style-name="P12">Database</text:p>
          </table:table-cell>
        </table:table-row>
        <table:table-row>
          <table:table-cell table:style-name="Table1.A3" office:value-type="string">
            <text:p text:style-name="P12">Table</text:p>
          </table:table-cell>
          <table:table-cell table:style-name="Table1.B3" office:value-type="string">
            <text:p text:style-name="P12">Collection</text:p>
          </table:table-cell>
        </table:table-row>
        <table:table-row>
          <table:table-cell table:style-name="Table1.A4" office:value-type="string">
            <text:p text:style-name="P12">Tuple/Row</text:p>
          </table:table-cell>
          <table:table-cell table:style-name="Table1.B4" office:value-type="string">
            <text:p text:style-name="P12">Document</text:p>
          </table:table-cell>
        </table:table-row>
        <table:table-row>
          <table:table-cell table:style-name="Table1.A5" office:value-type="string">
            <text:p text:style-name="P12">column</text:p>
          </table:table-cell>
          <table:table-cell table:style-name="Table1.B5" office:value-type="string">
            <text:p text:style-name="P12">Field</text:p>
          </table:table-cell>
        </table:table-row>
        <table:table-row>
          <table:table-cell table:style-name="Table1.A6" office:value-type="string">
            <text:p text:style-name="P12">Table Join</text:p>
          </table:table-cell>
          <table:table-cell table:style-name="Table1.B6" office:value-type="string">
            <text:p text:style-name="P12">Embedded Documents</text:p>
          </table:table-cell>
        </table:table-row>
        <table:table-row>
          <table:table-cell table:style-name="Table1.A7" office:value-type="string">
            <text:p text:style-name="P12">Primary Key</text:p>
          </table:table-cell>
          <table:table-cell table:style-name="Table1.B7" office:value-type="string">
            <text:p text:style-name="P12">Primary Key (Default key _id provided by mongodb itself)</text:p>
          </table:table-cell>
        </table:table-row>
      </table:table>
      <text:p text:style-name="P1"/>
      <text:p text:style-name="P1"><text:span text:style-name="T1">_id</text:span> is a 12 bytes hexadecimal number which assures the uniqueness of every document. </text:p>
      <text:p text:style-name="P1"/>
      <text:p text:style-name="P1">first 4 bytes for the current timestamp, next 3 bytes for machine id, next 2 bytes for process id of MongoDB server and remaining 3 bytes are simple incremental VALUE.</text:p>
      <text:h text:style-name="P3" text:outline-level="2">Where to Use MongoDB?</text:h>
      <text:list xml:id="list4120881924" text:style-name="L1">
        <text:list-item>
          <text:p text:style-name="P17">Big Data</text:p>
        </text:list-item>
        <text:list-item>
          <text:p text:style-name="P17">Content Management and Delivery</text:p>
        </text:list-item>
        <text:list-item>
          <text:p text:style-name="P17">Mobile and Social Infrastructure</text:p>
        </text:list-item>
        <text:list-item>
          <text:p text:style-name="P17">User Data Management</text:p>
        </text:list-item>
        <text:list-item>
          <text:p text:style-name="P17">Data Hub</text:p>
        </text:list-item>
      </text:list>
      <text:p text:style-name="P1"/>
      <text:p text:style-name="P4">The advantages of using documents are:</text:p>
      <text:list xml:id="list3495549926" text:style-name="L2">
        <text:list-item>
          <text:p text:style-name="P18">Documents (i.e. objects) correspond to native data types in many programming languages.</text:p>
        </text:list-item>
        <text:list-item>
          <text:p text:style-name="P18">Embedded documents and arrays reduce need for expensive joins.</text:p>
        </text:list-item>
        <text:list-item>
          <text:p text:style-name="P18">Dynamic schema supports fluent polymorphism.</text:p>
        </text:list-item>
      </text:list>
      <text:p text:style-name="P1"/>
      <text:h text:style-name="P11" text:outline-level="2">Key Features</text:h>
      <text:section text:style-name="Sect1" text:name="high-performance">
        <text:h text:style-name="P7" text:outline-level="3">High Performance</text:h>
        <text:p text:style-name="P8">MongoDB provides high performance data persistence. In particular,</text:p>
        <text:list xml:id="list4101879722" text:style-name="L3">
          <text:list-item>
            <text:p text:style-name="P19">Support for embedded data models reduces I/O activity on database system.</text:p>
          </text:list-item>
          <text:list-item>
            <text:p text:style-name="P19">Indexes support faster queries and can include keys from embedded documents and arrays.</text:p>
          </text:list-item>
        </text:list>
      </text:section>
      <text:section text:style-name="Sect1" text:name="rich-query-language">
        <text:h text:style-name="P7" text:outline-level="3">Rich Query Language</text:h>
        <text:p text:style-name="P9"><text:span text:style-name="T2">MongoDB supports a rich query language to support </text:span><text:span text:style-name="T3">read and write operations (CRUD)</text:span><text:span text:style-name="T2"> as well as:</text:span></text:p>
        <text:list xml:id="list3074018832" text:style-name="L4">
          <text:list-item>
            <text:p text:style-name="P21">Data Aggregation</text:p>
          </text:list-item>
          <text:list-item>
            <text:p text:style-name="P22"><text:span text:style-name="T3">Text Search</text:span><text:span text:style-name="T2"> and </text:span><text:span text:style-name="T3">Geospatial Queries</text:span><text:span text:style-name="T2">.</text:span></text:p>
          </text:list-item>
        </text:list>
      </text:section>
      <text:section text:style-name="Sect1" text:name="high-availability">
        <text:h text:style-name="P7" text:outline-level="3">High Availability</text:h>
        <text:p text:style-name="P9"><text:span text:style-name="T2">MongoDB’s replication facility, called </text:span><text:span text:style-name="T3">replica set</text:span><text:span text:style-name="T2">, provides:</text:span></text:p>
        <text:list xml:id="list3890699449" text:style-name="L5">
          <text:list-item>
            <text:p text:style-name="P23"><text:soft-page-break/><text:span text:style-name="Emphasis"><text:span text:style-name="T2">automatic</text:span></text:span><text:span text:style-name="T2"> failover and</text:span></text:p>
          </text:list-item>
          <text:list-item>
            <text:p text:style-name="P20">data redundancy.</text:p>
          </text:list-item>
        </text:list>
        <text:p text:style-name="P6"><text:span text:style-name="T2">A </text:span><text:a xlink:type="simple" xlink:href="https://docs.mongodb.com/manual/replication/" text:style-name="Internet_20_link" text:visited-style-name="Visited_20_Internet_20_Link"><text:span text:style-name="T3">replica set</text:span></text:a><text:span text:style-name="T2"> is a group of MongoDB servers that maintain the same data set, providing redundancy and increasing data availability.</text:span></text:p>
      </text:section>
      <text:section text:style-name="Sect1" text:name="horizontal-scalability">
        <text:h text:style-name="P7" text:outline-level="3">Horizontal Scalability</text:h>
        <text:p text:style-name="P9"><text:span text:style-name="T2">MongoDB provides horizontal scalability as part of its </text:span><text:span text:style-name="Emphasis"><text:span text:style-name="T2">core</text:span></text:span><text:span text:style-name="T2"> functionality:</text:span></text:p>
        <text:list xml:id="list2567510925" text:style-name="L6">
          <text:list-item>
            <text:p text:style-name="P24"><text:a xlink:type="simple" xlink:href="https://docs.mongodb.com/manual/sharding/#sharding-introduction" text:style-name="Internet_20_link" text:visited-style-name="Visited_20_Internet_20_Link"><text:span text:style-name="T3">Sharding</text:span></text:a><text:span text:style-name="T2"> distributes data across a cluster of machines.</text:span></text:p>
          </text:list-item>
          <text:list-item>
            <text:p text:style-name="P24"><text:span text:style-name="T2">Starting in 3.4, MongoDB supports creating </text:span><text:a xlink:type="simple" xlink:href="https://docs.mongodb.com/manual/core/zone-sharding/#zone-sharding" text:style-name="Internet_20_link" text:visited-style-name="Visited_20_Internet_20_Link"><text:span text:style-name="T3">zones</text:span></text:a><text:span text:style-name="T2"> of data based on the </text:span><text:a xlink:type="simple" xlink:href="https://docs.mongodb.com/manual/reference/glossary/#term-shard-key" text:style-name="Internet_20_link" text:visited-style-name="Visited_20_Internet_20_Link"><text:span text:style-name="T3">shard key</text:span></text:a><text:span text:style-name="T2">. In a balanced cluster, MongoDB directs reads and writes covered by a zone only to those shards inside the zone. See the </text:span><text:a xlink:type="simple" xlink:href="https://docs.mongodb.com/manual/core/zone-sharding/#zone-sharding" text:style-name="Internet_20_link" text:visited-style-name="Visited_20_Internet_20_Link"><text:span text:style-name="T3">Zones</text:span></text:a><text:span text:style-name="T2">manual page for more information.</text:span></text:p>
          </text:list-item>
        </text:list>
      </text:section>
      <text:section text:style-name="Sect1" text:name="support-for-multiple-storage-engines">
        <text:h text:style-name="P7" text:outline-level="3">Support for Multiple Storage Engines</text:h>
        <text:p text:style-name="P9"><text:span text:style-name="T2">MongoDB supports </text:span><text:a xlink:type="simple" xlink:href="https://docs.mongodb.com/manual/core/storage-engines/" text:style-name="Internet_20_link" text:visited-style-name="Visited_20_Internet_20_Link"><text:span text:style-name="T3">multiple storage engines</text:span></text:a><text:span text:style-name="T2">:</text:span></text:p>
        <text:list xml:id="list917767041" text:style-name="L7">
          <text:list-item>
            <text:p text:style-name="P25"><text:a xlink:type="simple" xlink:href="https://docs.mongodb.com/manual/core/wiredtiger/" text:style-name="Internet_20_link" text:visited-style-name="Visited_20_Internet_20_Link"><text:span text:style-name="T3">WiredTiger Storage Engine</text:span></text:a><text:span text:style-name="T2"> (including support for </text:span><text:a xlink:type="simple" xlink:href="https://docs.mongodb.com/manual/core/security-encryption-at-rest/" text:style-name="Internet_20_link" text:visited-style-name="Visited_20_Internet_20_Link"><text:span text:style-name="T3">Encryption at Rest</text:span></text:a><text:span text:style-name="T2">)</text:span></text:p>
          </text:list-item>
          <text:list-item>
            <text:p text:style-name="P25"><text:a xlink:type="simple" xlink:href="https://docs.mongodb.com/manual/core/inmemory/" text:style-name="Internet_20_link" text:visited-style-name="Visited_20_Internet_20_Link"><text:span text:style-name="T3">In-Memory Storage Engine</text:span></text:a></text:p>
          </text:list-item>
          <text:list-item>
            <text:p text:style-name="P25"><text:a xlink:type="simple" xlink:href="https://docs.mongodb.com/manual/core/mmapv1/" text:style-name="Internet_20_link" text:visited-style-name="Visited_20_Internet_20_Link"><text:span text:style-name="T3">MMAPv1 Storage Engine</text:span></text:a><text:span text:style-name="T2"> (</text:span><text:span text:style-name="Emphasis"><text:span text:style-name="T2">Deprecated in MongoDB 4.0</text:span></text:span><text:span text:style-name="T2">)</text:span></text:p>
          </text:list-item>
        </text:list>
        <text:p text:style-name="P5">In addition, MongoDB provides pluggable storage engine API that allows third parties to develop storage engines for MongoDB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Arial" svg:font-family="Arial, 'Helvetica Neue', Helvetica, sans-serif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6:06:40.192854480</meta:creation-date>
    <dc:date>2019-04-22T17:57:46.563703676</dc:date>
    <meta:editing-duration>PT15H12M1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3" meta:paragraph-count="58" meta:word-count="471" meta:character-count="2967" meta:non-whitespace-character-count="2570"/>
  </office:meta>
</office:document-meta>
</file>